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onsolas" svg:font-family="Consolas, 'Courier New', monospac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75d1" officeooo:paragraph-rsid="001175d1"/>
    </style:style>
    <style:style style:name="P2" style:family="paragraph" style:parent-style-name="Standard">
      <style:text-properties officeooo:paragraph-rsid="001175d1"/>
    </style:style>
    <style:style style:name="P3" style:family="paragraph" style:parent-style-name="Standard">
      <style:text-properties officeooo:rsid="0013115f" officeooo:paragraph-rsid="0013115f"/>
    </style:style>
    <style:style style:name="P4" style:family="paragraph" style:parent-style-name="Standard">
      <style:text-properties officeooo:rsid="0013ab3f" officeooo:paragraph-rsid="0013ab3f"/>
    </style:style>
    <style:style style:name="T1" style:family="text">
      <style:text-properties officeooo:rsid="001175d1"/>
    </style:style>
    <style:style style:name="T2" style:family="text">
      <style:text-properties officeooo:rsid="001311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raag 1</text:p>
      <text:p text:style-name="Standard">Je zet de tv aan en ziet dat er opstanden zijn in je land.</text:p>
      <text:p text:style-name="Standard">A je negeert het <text:s/><text:span text:style-name="T1">vraag 2</text:span></text:p>
      <text:p text:style-name="Standard">B je wordt al een beetje angstig <text:span text:style-name="T1">vraag 3</text:span></text:p>
      <text:p text:style-name="Standard"/>
      <text:p text:style-name="P1">vraag 2</text:p>
      <text:p text:style-name="Standard">De volgende dagen zie je dat het steeds onrustiger wordt,</text:p>
      <text:p text:style-name="Standard">later hoor je een grote knal en zie je dat het oorlog is.</text:p>
      <text:p text:style-name="Standard"><text:span text:style-name="T1">J</text:span>e vlucht de stad uit en hoopt dat er ergens anders geen oorlog is <text:span text:style-name="T1">ga naar vraag 5</text:span></text:p>
      <text:p text:style-name="Standard">Je blijft thuis en wacht tot het over is. <text:span text:style-name="T1">Ga naar vraag 4</text:span></text:p>
      <text:p text:style-name="Standard"/>
      <text:p text:style-name="P1">vraag 3</text:p>
      <text:p text:style-name="Standard">Je vlucht de stad uit.</text:p>
      <text:p text:style-name="Standard">je vlucht ver weg in je land <text:span text:style-name="T1">ga naar vraag 5</text:span></text:p>
      <text:p text:style-name="Standard">je vlucht niet ver weg in je land <text:span text:style-name="T1">ga naar vraag 6</text:span></text:p>
      <text:p text:style-name="Standard"/>
      <text:p text:style-name="P1">vraag 4</text:p>
      <text:p text:style-name="Standard">Het is toch erger dan je dacht je vlucht gelijk weg.</text:p>
      <text:p text:style-name="Standard">je vluch<text:span text:style-name="T1">t</text:span> ver weg in je land <text:span text:style-name="T1">ga naar vraag 5</text:span></text:p>
      <text:p text:style-name="Standard">je vlucht niet ver weg in je land <text:span text:style-name="T1">ga naar ga naar vraag 6</text:span></text:p>
      <text:p text:style-name="Standard"/>
      <text:p text:style-name="P1">vraag 5</text:p>
      <text:p text:style-name="Standard">Na lang reizen naar een andere stad zie je dat het daar er net zo slecht aan toe is.</text:p>
      <text:p text:style-name="Standard">De oorlog is dus een stuk groter dan je dacht</text:p>
      <text:p text:style-name="Standard">je vlucht naar de andere kant van je land <text:span text:style-name="T1">ga naar vraag 7</text:span></text:p>
      <text:p text:style-name="Standard">je probeert zo snel mogelijk je land uit te komen <text:span text:style-name="T1">ga naar vraag 26</text:span></text:p>
      <text:p text:style-name="Standard"/>
      <text:p text:style-name="P1">vraag 6</text:p>
      <text:p text:style-name="Standard">Je vlucht maar je was niet ver genoeg gevlucht. Je wordt</text:p>
      <text:p text:style-name="Standard">opgepakt omdat je probeerde te vluchten</text:p>
      <text:p text:style-name="Standard">A stribbel tegen <text:span text:style-name="T1">ga naar vraag 13</text:span></text:p>
      <text:p text:style-name="Standard">B Ga mee <text:span text:style-name="T1">ga naar vraag 14</text:span></text:p>
      <text:p text:style-name="Standard"/>
      <text:p text:style-name="P1">vraag 7</text:p>
      <text:p text:style-name="Standard">Je zoekt de snelste weg naar de andere kant ban je land je kan kiezen</text:p>
      <text:p text:style-name="Standard">tussen de bus en het vliegtuig</text:p>
      <text:p text:style-name="Standard">je kiest de bus <text:span text:style-name="T1">vraag 8</text:span></text:p>
      <text:p text:style-name="Standard">je kiest het vliegtuig <text:span text:style-name="T1">vraag 21</text:span></text:p>
      <text:p text:style-name="Standard"/>
      <text:p text:style-name="P1">vraag 8</text:p>
      <text:p text:style-name="Standard">Na 15 uur in de bus ben je eindelijk aangekomen. Hier is nog</text:p>
      <text:p text:style-name="Standard">geen oorlog maar het is hier wel al onrustig</text:p>
      <text:p text:style-name="Standard">je wacht af <text:span text:style-name="T1">vraag 9</text:span></text:p>
      <text:p text:style-name="Standard">je reist gelijk verder <text:span text:style-name="T1">vraag 15</text:span></text:p>
      <text:p text:style-name="Standard"/>
      <text:p text:style-name="P1">vraag 9</text:p>
      <text:p text:style-name="Standard">na een aantal dagen denk je toch verder te vluchten en gaat proberen</text:p>
      <text:p text:style-name="Standard">de grens over te komen <text:span text:style-name="T1">ga naar vraag 10</text:span></text:p>
      <text:p text:style-name="P2">Je gaat naar de grens <text:span text:style-name="T1">ga naar vraag 16</text:span></text:p>
      <text:p text:style-name="P2"><text:soft-page-break/>je probeert contact te zoeken met smok<text:span text:style-name="T1">k</text:span>elaars</text:p>
      <text:p text:style-name="P2"/>
      <text:p text:style-name="P1">vraag 10</text:p>
      <text:p text:style-name="Standard">Je komt aan bij de grens en ziet veel soldaten</text:p>
      <text:p text:style-name="Standard">je loopt er naar toe <text:span text:style-name="T1">ga naar vraag 11</text:span></text:p>
      <text:p text:style-name="Standard">je gaat terug <text:span text:style-name="T1">ga naar vraag 17</text:span></text:p>
      <text:p text:style-name="Standard"/>
      <text:p text:style-name="P1">vraag 11</text:p>
      <text:p text:style-name="P1">De soldaten vragen wat je hier komt doen</text:p>
      <text:p text:style-name="P1">je zegt dat je de grens over wilt ga naar vraag 12</text:p>
      <text:p text:style-name="P1">je gaat terug ga naar vraag 17</text:p>
      <text:p text:style-name="P1"/>
      <text:p text:style-name="P1">vraag12</text:p>
      <text:p text:style-name="P1">De soldaten zeggen dat je niet kan</text:p>
      <text:p text:style-name="P1">je stribbelt tegen ga naar vraag 13</text:p>
      <text:p text:style-name="P1">je gaat terug ga naar vraag 17</text:p>
      <text:p text:style-name="P1"/>
      <text:p text:style-name="P1">vraag 13</text:p>
      <text:p text:style-name="P1">doordat je tegen stribbelt wordt je meegenomen</text:p>
      <text:p text:style-name="P1">vraag waar je naartoe wordt gebracht ga naar vraag 18</text:p>
      <text:p text:style-name="P1">zeg niks ga naar vraag 18</text:p>
      <text:p text:style-name="P1"/>
      <text:p text:style-name="P1">vraag14</text:p>
      <text:p text:style-name="P1">je bent aangekomen in de gevangenis</text:p>
      <text:p text:style-name="P1">wacht 10 jaar <text:s/><text:span text:style-name="T2">ga naar </text:span>vraag2301</text:p>
      <text:p text:style-name="P3">probeer weg te komen ga naar vraag 23</text:p>
      <text:p text:style-name="P3"/>
      <text:p text:style-name="P3">vraag15</text:p>
      <text:p text:style-name="P3">Je gaat proberen over de grens te komen</text:p>
      <text:p text:style-name="P3">je gaat naar de grens ga naar vraag 10</text:p>
      <text:p text:style-name="P3">je probeert contact te zoeken met smokkelaars ga naar vraag 16</text:p>
      <text:p text:style-name="P3"/>
      <text:p text:style-name="P3">vraag 16</text:p>
      <text:p text:style-name="P3">je hebt een smokkelaar gevonden die je wilt helpen.</text:p>
      <text:p text:style-name="P3">Ze willen dat je 5000 euro betaald</text:p>
      <text:p text:style-name="P3">betaal het vraag 1601</text:p>
      <text:p text:style-name="P3">je probeert te onderhandelen vraag1602</text:p>
      <text:p text:style-name="P3"/>
      <text:p text:style-name="P3">vraag1601</text:p>
      <text:p text:style-name="P3">je hebt betaald en ze brengen je over de grens ga naar vraag 21</text:p>
      <text:p text:style-name="P3"/>
      <text:p text:style-name="P3">vraag1602</text:p>
      <text:p text:style-name="P3">het is je gelukt om het te verlagen met 2000 euro ze brengen je over de grens ga naar vraag 21</text:p>
      <text:p text:style-name="P3"/>
      <text:p text:style-name="P3">vraag 17</text:p>
      <text:p text:style-name="P3">je bent terug wat doe je</text:p>
      <text:p text:style-name="P3">je gaat naar de grens ga naar vraag 10</text:p>
      <text:p text:style-name="P3">je probeert contact te zoeken met smokkelaars ga naar vraag 16</text:p>
      <text:p text:style-name="P1"/>
      <text:p text:style-name="P3"><text:soft-page-break/>vraag 18</text:p>
      <text:p text:style-name="P3">ze zeggen dat je naar de gevangenis word gebracht omdat je niet gehoorzaamde</text:p>
      <text:p text:style-name="P3">zeg dat je het er niet mee eens bent ga naar vraag 19</text:p>
      <text:p text:style-name="P3">zeg niks ga naar vraag 19</text:p>
      <text:p text:style-name="P3"/>
      <text:p text:style-name="P3">vraag 19</text:p>
      <text:p text:style-name="P3">je bent aangekomen in de gevangenis het is niet gelukt om over de grens te komen</text:p>
      <text:p text:style-name="P3">wacht 10 jaar ga naar vraag2301</text:p>
      <text:p text:style-name="P3">probeer weg te komen vraag23</text:p>
      <text:p text:style-name="P3"/>
      <text:p text:style-name="P3">vraag 20</text:p>
      <text:p text:style-name="P3">het is 10 jaar later en de grensen zijn een stuk minder streng bewaakt. Je kan naar de overkant</text:p>
      <text:p text:style-name="P3">je gaat naar de overkant ga naar vraag 21</text:p>
      <text:p text:style-name="P3">je bedenkt je. Je blijft <text:s/>tot de oorlog voorbij is ga naar vraag 40</text:p>
      <text:p text:style-name="P3"/>
      <text:p text:style-name="P3">vraag 21</text:p>
      <text:p text:style-name="P3">je hoort van iemand dat je naar europa moet omdat het daar veilig is </text:p>
      <text:p text:style-name="P3">ga daar naartoe ga naar vraag 25</text:p>
      <text:p text:style-name="P3">je blijft in het land waar je net bent aangekomen ga naar vraag 22</text:p>
      <text:p text:style-name="P3"/>
      <text:p text:style-name="P3">vraag 22</text:p>
      <text:p text:style-name="P3">je blijft in het land waar je net bent aangekomen vraag je asiel aan </text:p>
      <text:p text:style-name="P3">ja ga naar vraag32</text:p>
      <text:p text:style-name="P3">nee ga naar vraag29</text:p>
      <text:p text:style-name="P3"/>
      <text:p text:style-name="P3">vraag23</text:p>
      <text:p text:style-name="P3">iemand iin de gevangenis zei tegen je dat hij een manier weet om weg te komen ga je met hem mee</text:p>
      <text:p text:style-name="P3">ja ga naar vraag 24</text:p>
      <text:p text:style-name="P3">nee ga naar vraag 2301</text:p>
      <text:p text:style-name="P3"/>
      <text:p text:style-name="P3">vraag24</text:p>
      <text:p text:style-name="P3">hij verteld je dat je in de nacht weg kan komen door een gat in het hek</text:p>
      <text:p text:style-name="P3">je doet het ga naar vraag 25</text:p>
      <text:p text:style-name="P3">je doet het niet ga naar vraag 2301</text:p>
      <text:p text:style-name="P3"/>
      <text:p text:style-name="P3">vraag25</text:p>
      <text:p text:style-name="P3">je ontsnapt</text:p>
      <text:p text:style-name="P3">je gaat naar de grens</text:p>
      <text:p text:style-name="P3">je zoekt smokkelaars op je wilt niet weer naar de gevangenis</text:p>
      <text:p text:style-name="P3"/>
      <text:p text:style-name="P3">vraag2501</text:p>
      <text:p text:style-name="P3">je bent bij de grens en gaat naar de overkant</text:p>
      <text:p text:style-name="P3">ga naar vraag 21</text:p>
      <text:p text:style-name="P3"/>
      <text:p text:style-name="P3">vraag26</text:p>
      <text:p text:style-name="P3">je neemt het vliegtuig waar vlieg je naar toe</text:p>
      <text:p text:style-name="P3">nederland ga naar vraag 28</text:p>
      <text:p text:style-name="P3">griekeland ga naar vraag 31</text:p>
      <text:p text:style-name="P3"><text:soft-page-break/>vraag27</text:p>
      <text:p text:style-name="P3">je neemt de bus het duurt heel lang. Uit eindelijk stopt de bus</text:p>
      <text:p text:style-name="P3">je wacht tot de bus gaan rijden ga naar vraag 2701</text:p>
      <text:p text:style-name="P3">je gaat uit de bus ga naar vraag30</text:p>
      <text:p text:style-name="P3"/>
      <text:p text:style-name="P4">vraag2701</text:p>
      <text:p text:style-name="P4">de bus rijd verder ga naar vraag 28</text:p>
      <text:p text:style-name="P4"/>
      <text:p text:style-name="P4">vraag28</text:p>
      <text:p text:style-name="P4">je bent aangekomen in nederland</text:p>
      <text:p text:style-name="P4">je vraagt asiel ga naar vraag 32</text:p>
      <text:p text:style-name="P4">je vraagt geen asiel ga naar vraag 37</text:p>
      <text:p text:style-name="P4"/>
      <text:p text:style-name="P4">vraag 29</text:p>
      <text:p text:style-name="P4">je hebt geen asiel gevraagd. Je zoekt iemand om bij te wonen. En hoopt dat je niet word terug gestuurd.</text:p>
      <text:p text:style-name="P4">Ga naar vraag 40</text:p>
      <text:p text:style-name="P4"/>
      <text:p text:style-name="P4">vraag30</text:p>
      <text:p text:style-name="P4">de bus rijd opeens weg je moet ander vervoer zoeken </text:p>
      <text:p text:style-name="P4">je gaat lopen ga naar vraag 3001</text:p>
      <text:p text:style-name="P4">je zoekt iemand die je kan brengen ga nar vraag 3002</text:p>
      <text:p text:style-name="P4"/>
      <text:p text:style-name="P4">3001</text:p>
      <text:p text:style-name="P4">je komt aan in europa en hoort dat je naar nederland moet gaan</text:p>
      <text:p text:style-name="P4">ga naar vraag 28</text:p>
      <text:p text:style-name="P4"/>
      <text:p text:style-name="P4">3002</text:p>
      <text:p text:style-name="P4">iemand stopt voor je en brengt je het laatste stuk naar europa</text:p>
      <text:p text:style-name="P4">ga naar vraag 2301</text:p>
      <text:p text:style-name="P4"/>
      <text:p text:style-name="P4">vraag 31</text:p>
      <text:p text:style-name="P4">je komt aan in griekeland maar ze willen dat je verder gaat in europa</text:p>
      <text:p text:style-name="P4">ga naar nederland ga naar vraag28</text:p>
      <text:p text:style-name="P4">ga naar belgie ga naar vraag37</text:p>
      <text:p text:style-name="P4"/>
      <text:p text:style-name="P4">vraag 32</text:p>
      <text:p text:style-name="P4">je vraagt om asiel maar ze zeggen dat je waarschijnlijk word afgewezen</text:p>
      <text:p text:style-name="P4">je gaat slijmen ga nar vraag 33</text:p>
      <text:p text:style-name="P4">je word terug gestuurd ga naar vraag37</text:p>
      <text:p text:style-name="P4"/>
      <text:p text:style-name="P4">vraag 33</text:p>
      <text:p text:style-name="P4">ze laten je toe</text:p>
      <text:p text:style-name="P4">je moet een inburgeringstest doen</text:p>
      <text:p text:style-name="P4">doe het ga naar vraag 34</text:p>
      <text:p text:style-name="P4">doe het niet ga naar vraag3303</text:p>
      <text:p text:style-name="P4"/>
      <text:p text:style-name="P4">vraag3303</text:p>
      <text:p text:style-name="P4">je moet het doen om in nederland te wonen ga naar vraag3303</text:p>
      <text:p text:style-name="P4"><text:soft-page-break/>vraag34</text:p>
      <text:p text:style-name="P4">je haalt het/haalt het niet</text:p>
      <text:p text:style-name="P4">als je het haalt ga naar vraag 4001</text:p>
      <text:p text:style-name="P4">als je het niet haalt g a naar vraag 35</text:p>
      <text:p text:style-name="P4"/>
      <text:p text:style-name="P4">vraag35</text:p>
      <text:p text:style-name="P4">je hoort dat je weg moet. Je vraagt of je echt niet kan blijven maar ze zeggen dat je echt terug moet</text:p>
      <text:p text:style-name="P4">je blijft in nederland ga naar vraag 36</text:p>
      <text:p text:style-name="P4">je gaat naar belgie je hoorde dat ze daar minder streng zijn ga naar vraag 37</text:p>
      <text:p text:style-name="P4"/>
      <text:p text:style-name="P4">vraag 36</text:p>
      <text:p text:style-name="P4">je blijft in nederland en zoekt iemand om bij te wonen</text:p>
      <text:p text:style-name="P4">vraag40</text:p>
      <text:p text:style-name="P4"/>
      <text:p text:style-name="P4">vraag 37</text:p>
      <text:p text:style-name="P4">je hebt asiel aangevraagd en doet een inburgeringstest</text:p>
      <text:p text:style-name="P4">je hebt de test gehaald</text:p>
      <text:p text:style-name="P4">ga naar vraag 40</text:p>
      <text:p text:style-name="P4"/>
      <text:p text:style-name="P4">vraag 40</text:p>
      <text:p text:style-name="P4">EINDE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onsolas" svg:font-family="Consolas, 'Courier New', monospac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11:38:26.673000000</meta:creation-date>
    <dc:date>2021-11-05T12:14:14.614000000</dc:date>
    <meta:editing-duration>PT4H54M39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5" meta:paragraph-count="173" meta:word-count="1241" meta:character-count="5900" meta:non-whitespace-character-count="4826"/>
  </office:meta>
</office:document-meta>
</file>